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text-properties style:font-name="Arial" officeooo:rsid="00160967" officeooo:paragraph-rsid="00160967"/>
    </style:style>
    <style:style style:name="P4" style:family="paragraph" style:parent-style-name="Standard">
      <style:text-properties style:font-name="Arial" officeooo:rsid="001a0d21" officeooo:paragraph-rsid="001a0d21"/>
    </style:style>
    <style:style style:name="P5" style:family="paragraph" style:parent-style-name="Standard">
      <style:text-properties style:font-name="Courier 10 Pitch"/>
    </style:style>
    <style:style style:name="P6" style:family="paragraph" style:parent-style-name="Standard">
      <style:text-properties style:font-name="DejaVu Sans Mono" officeooo:rsid="00160967" officeooo:paragraph-rsid="00160967"/>
    </style:style>
    <style:style style:name="P7" style:family="paragraph" style:parent-style-name="Standard">
      <style:text-properties style:font-name="DejaVu Sans Mono" officeooo:rsid="00160967" officeooo:paragraph-rsid="0017cc65"/>
    </style:style>
    <style:style style:name="P8" style:family="paragraph" style:parent-style-name="Preformatted_20_Text">
      <style:text-properties style:font-name="Courier 10 Pitch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Courier 10 Pitch" officeooo:paragraph-rsid="000db57e"/>
    </style:style>
    <style:style style:name="P10" style:family="paragraph" style:parent-style-name="Standard">
      <style:text-properties style:font-name="DejaVu Sans Mono" fo:font-weight="bold" officeooo:rsid="0016ded5" officeooo:paragraph-rsid="0017cc65" style:font-weight-asian="bold" style:font-weight-complex="bold"/>
    </style:style>
    <style:style style:name="P11" style:family="paragraph" style:parent-style-name="Standard">
      <style:text-properties style:font-name="DejaVu Sans Mono" fo:font-style="italic" fo:font-weight="bold" officeooo:rsid="0016ded5" officeooo:paragraph-rsid="0017cc65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DejaVu Sans Mono" officeooo:rsid="001b8721" officeooo:paragraph-rsid="001b8721"/>
    </style:style>
    <style:style style:name="P13" style:family="paragraph" style:parent-style-name="Standard">
      <style:text-properties fo:font-style="italic" officeooo:paragraph-rsid="0017cc65" style:font-style-asian="italic" style:font-style-complex="italic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Arial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8721" style:font-weight-asian="bold" style:font-weight-complex="bold"/>
    </style:style>
    <style:style style:name="T3" style:family="text">
      <style:text-properties fo:font-weight="bold" officeooo:rsid="001ca3e4" style:font-weight-asian="bold" style:font-weight-complex="bold"/>
    </style:style>
    <style:style style:name="T4" style:family="text">
      <style:text-properties style:font-name="DejaVu Sans Mono" officeooo:rsid="00160967"/>
    </style:style>
    <style:style style:name="T5" style:family="text">
      <style:text-properties style:font-name="DejaVu Sans Mono" officeooo:rsid="0016ded5"/>
    </style:style>
    <style:style style:name="T6" style:family="text">
      <style:text-properties style:font-name="DejaVu Sans Mono" officeooo:rsid="0017cc65"/>
    </style:style>
    <style:style style:name="T7" style:family="text">
      <style:text-properties style:font-name="DejaVu Sans Mono" fo:font-weight="bold" officeooo:rsid="00160967" style:font-weight-asian="bold" style:font-weight-complex="bold"/>
    </style:style>
    <style:style style:name="T8" style:family="text">
      <style:text-properties style:font-name="DejaVu Sans Mono" fo:font-weight="bold" officeooo:rsid="0016ded5" style:font-weight-asian="bold" style:font-weight-complex="bold"/>
    </style:style>
    <style:style style:name="T9" style:family="text">
      <style:text-properties style:font-name="DejaVu Sans Mono" fo:font-weight="bold" officeooo:rsid="0017cc65" style:font-weight-asian="bold" style:font-weight-complex="bold"/>
    </style:style>
    <style:style style:name="T10" style:family="text">
      <style:text-properties style:font-name="DejaVu Sans Mono" fo:font-weight="normal" officeooo:rsid="0017cc65" style:font-weight-asian="normal" style:font-weight-complex="normal"/>
    </style:style>
    <style:style style:name="T11" style:family="text">
      <style:text-properties style:font-name="DejaVu Sans Mono" officeooo:rsid="001b8721"/>
    </style:style>
    <style:style style:name="T12" style:family="text">
      <style:text-properties officeooo:rsid="0017cc65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b8721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b872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ca3e4" style:font-style-asian="italic" style:font-weight-asian="bold" style:font-style-complex="italic" style:font-weight-complex="bold"/>
    </style:style>
    <style:style style:name="T18" style:family="text">
      <style:text-properties officeooo:rsid="001b8721"/>
    </style:style>
    <style:style style:name="T19" style:family="text">
      <style:text-properties style:font-name="Arial"/>
    </style:style>
    <style:style style:name="T20" style:family="text">
      <style:text-properties style:font-name="Arial" fo:font-weight="bold" style:font-weight-asian="bold" style:font-weight-complex="bold"/>
    </style:style>
    <style:style style:name="T21" style:family="text">
      <style:text-properties fo:font-style="normal" style:font-style-asian="normal" style:font-style-complex="normal"/>
    </style:style>
    <style:style style:name="gr1" style:family="graphic">
      <style:graphic-properties draw:fill="none" draw:textarea-horizontal-align="justify" draw:textarea-vertical-align="middle" draw:auto-grow-height="false" fo:min-height="2.932cm" fo:min-width="17.2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fill-color="#ffffff" fo:min-height="1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fill-color="#ffffff" fo:min-height="1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fill-color="#ffffff" fo:min-height="1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e du vocabulaire technique du développeur (extrait) </text:p>
      <text:p text:style-name="P1"><draw:caption text:anchor-type="paragraph" draw:z-index="7" draw:name="Forme1" draw:style-name="gr4" draw:text-style-name="P15" svg:width="7.342cm" svg:height="1.521cm" svg:x="9.407cm" svg:y="0.423cm" draw:caption-point-x="-3.599cm" draw:caption-point-y="0.736cm"><text:p>Définition d’un classe (commence par son nom)</text:p></draw:caption></text:p>
      <text:p text:style-name="P5"/>
      <text:p text:style-name="P8">public class TestVoiture {</text:p>
      <text:p text:style-name="P8"/>
      <text:p text:style-name="P8"><text:s text:c="2"/>/**</text:p>
      <text:p text:style-name="P8"><text:s text:c="2"/>* Test la méthode donneVitesse</text:p>
      <text:p text:style-name="P8"><text:s text:c="2"/>* @param vitesse à atteindre</text:p>
      <text:p text:style-name="P8"><draw:caption text:anchor-type="paragraph" draw:z-index="3" draw:name="Forme2" draw:style-name="gr6" draw:text-style-name="P15" svg:width="6.487cm" svg:height="1.574cm" svg:x="10.211cm" svg:y="0.007cm" draw:caption-point-x="-1.001cm" draw:caption-point-y="0.667cm"><text:p>Entête, Signature, Interface, API, </text:p><text:p><text:s/>Déclaration</text:p></draw:caption><text:s/>*/</text:p>
      <text:p text:style-name="P8"><text:s text:c="2"/>public void testVitesse(int vitesse) {</text:p>
      <text:p text:style-name="P8"><draw:line text:anchor-type="paragraph" draw:z-index="2" draw:name="Forme3" draw:style-name="gr7" draw:text-style-name="P17" svg:x1="9.2cm" svg:y1="-0.457cm" svg:x2="9.2cm" svg:y2="0.115cm"><text:p/></draw:line><draw:line text:anchor-type="paragraph" draw:z-index="0" draw:name="Forme4" draw:style-name="gr7" draw:text-style-name="P17" svg:x1="9.2cm" svg:y1="0.411cm" svg:x2="9.2cm" svg:y2="4.976cm"><text:p/></draw:line><text:s text:c="5"/></text:p>
      <text:p text:style-name="P8"><text:s text:c="5"/>Voiture v = new Voiture("Deuche", 2);</text:p>
      <text:p text:style-name="P8"/>
      <text:p text:style-name="P8"><draw:caption text:anchor-type="paragraph" draw:z-index="1" draw:name="Forme5" draw:style-name="gr8" draw:text-style-name="P15" svg:width="5.631cm" svg:height="1.768cm" svg:x="11.067cm" svg:y="0.049cm" draw:caption-point-x="-1.856cm" draw:caption-point-y="0.963cm"><text:p>Body, <text:s/>Implémentation, Corps, Définition </text:p></draw:caption><text:s text:c="5"/>for (int i = 0; i &lt; vitesse; i++)</text:p>
      <text:p text:style-name="P8"><text:s text:c="9"/>v.passeVitesseSuperieure();</text:p>
      <text:p text:style-name="P8"/>
      <text:p text:style-name="P8"><text:s text:c="5"/>if (v.donneVitesse() == vitesse) {</text:p>
      <text:p text:style-name="P8"><text:s text:c="7"/>System.out.println("OK")</text:p>
      <text:p text:style-name="P8"><text:s text:c="5"/>}</text:p>
      <text:p text:style-name="P8"><text:s text:c="5"/>else {</text:p>
      <text:p text:style-name="P8"><text:s text:c="7"/>System.out.println("ERREUR")</text:p>
      <text:p text:style-name="P9"><text:s text:c="5"/>}<text:line-break/> <text:s/>}<text:line-break/>}</text:p>
      <text:p text:style-name="P5"><draw:caption text:anchor-type="paragraph" draw:z-index="13" draw:name="Forme6" draw:style-name="gr3" draw:text-style-name="P15" svg:width="5.631cm" svg:height="0.805cm" svg:x="11.067cm" svg:y="0.049cm" draw:caption-point-x="-3.312cm" draw:caption-point-y="1.288cm"><text:p><text:s/>Paramètre (définition)</text:p></draw:caption></text:p>
      <text:p text:style-name="P8">public class Test {</text:p>
      <text:p text:style-name="P8"/>
      <text:p text:style-name="P8"><draw:caption text:anchor-type="paragraph" draw:z-index="15" draw:name="Forme7" draw:style-name="gr2" draw:text-style-name="P15" svg:width="5.631cm" svg:height="0.976cm" svg:x="11.067cm" svg:y="0.162cm" draw:caption-point-x="-6.241cm" draw:caption-point-y="0.817cm"><text:p>Déclaration d’une variable <text:span text:style-name="T1">locale</text:span></text:p></draw:caption><text:s/>static public void main(String[] args){</text:p>
      <text:p text:style-name="P8"/>
      <text:p text:style-name="P8"><text:s text:c="5"/>TestVoiture test;</text:p>
      <text:p text:style-name="P8"><draw:caption text:anchor-type="paragraph" draw:z-index="4" draw:name="Forme8" draw:style-name="gr5" draw:text-style-name="P15" svg:width="7.977cm" svg:height="1.463cm" svg:x="8.721cm" svg:y="0.069cm" draw:caption-point-x="-2.184cm" draw:caption-point-y="0.661cm"><text:p><text:span text:style-name="T1">Initialisation</text:span> de la variable locale.</text:p><text:p>Sa valeur est : <text:span text:style-name="T1">une référence mémoire (pointeur) vers une instance de TestVoiture</text:span></text:p></draw:caption></text:p>
      <text:p text:style-name="P8"><text:s text:c="5"/>test = <text:span text:style-name="T1">new </text:span>TestVoiture();</text:p>
      <text:p text:style-name="P8"/>
      <text:p text:style-name="P8"><text:s text:c="5"/>test.testVitesse(3);</text:p>
      <text:p text:style-name="P8"><draw:caption text:anchor-type="paragraph" draw:z-index="6" draw:name="Forme9" draw:style-name="gr2" draw:text-style-name="P15" svg:width="9.455cm" svg:height="0.976cm" svg:x="7.204cm" svg:y="0.123cm" draw:caption-point-x="-2.301cm" draw:caption-point-y="-0.232cm"><text:p><text:s/>Argument (<text:span text:style-name="T1">valeur affectée</text:span> à un paramètre)</text:p></draw:caption><text:s text:c="2"/>}</text:p>
      <text:p text:style-name="P8"/>
      <text:p text:style-name="P8">}</text:p>
      <text:p text:style-name="P5"><draw:caption text:anchor-type="paragraph" draw:z-index="5" draw:name="Forme10" draw:style-name="gr2" draw:text-style-name="P15" svg:width="8.093cm" svg:height="0.976cm" svg:x="4.764cm" svg:y="0.018cm" draw:caption-point-x="-1.964cm" draw:caption-point-y="-1.108cm"><text:p><text:s/>Appel de la méthode (call) à partir de l’objet (référencé par) <text:span text:style-name="T13">test.</text:span></text:p></draw:caption></text:p>
      <text:p text:style-name="Standard"/>
      <text:p text:style-name="Standard"/>
      <text:p text:style-name="Standard"><draw:caption text:anchor-type="paragraph" draw:z-index="10" draw:name="Forme11" draw:style-name="gr3" draw:text-style-name="P16" svg:width="6.908cm" svg:height="0.805cm" svg:x="9.543cm" svg:y="0.462cm" draw:caption-point-x="0cm" draw:caption-point-y="0.469cm"><text:p><text:span text:style-name="T19"><text:s text:c="2"/></text:span><text:span text:style-name="T19">classe / </text:span><text:span text:style-name="T20">instance</text:span></text:p></draw:caption></text:p>
      <text:p text:style-name="P1">Dans TestVoiture, testVitesse est une méthode de </text:p>
      <text:p text:style-name="Standard"/>
      <text:p text:style-name="P1"><draw:caption text:anchor-type="paragraph" draw:z-index="14" draw:name="Forme12" draw:style-name="gr3" draw:text-style-name="P15" svg:width="3.998cm" svg:height="0.805cm" svg:x="7.188cm" svg:y="0.002cm" draw:caption-point-x="0cm" draw:caption-point-y="0.469cm"><text:p><text:span text:style-name="T19"><text:s text:c="2"/></text:span><text:span text:style-name="T20">classe</text:span><text:span text:style-name="T19"> / instance</text:span></text:p></draw:caption>Dans Test, main est une méthode de</text:p>
      <text:p text:style-name="P1"/>
      <text:p text:style-name="P1"/>
      <text:p text:style-name="P1">Dans la méthode testVitesse : </text:p>
      <text:p text:style-name="P1"><draw:caption text:anchor-type="paragraph" draw:z-index="8" draw:name="Forme13" draw:style-name="gr3" draw:text-style-name="P15" svg:width="9.529cm" svg:height="0.805cm" svg:x="4.86cm" svg:y="0.256cm" draw:caption-point-x="0cm" draw:caption-point-y="0.469cm"><text:p><text:s text:c="2"/><text:span text:style-name="T1">locale</text:span> de <text:span text:style-name="T1">type Voiture</text:span></text:p></draw:caption></text:p>
      <text:p text:style-name="P1"><text:tab/>v est une variable <text:s text:c="2"/></text:p>
      <text:p text:style-name="P1"><draw:caption text:anchor-type="paragraph" draw:z-index="9" draw:name="Forme14" draw:style-name="gr3" draw:text-style-name="P15" svg:width="9.582cm" svg:height="0.805cm" svg:x="4.86cm" svg:y="0.249cm" draw:caption-point-x="0.026cm" draw:caption-point-y="0.884cm"><text:p>Locale, appelé aussi <text:span text:style-name="T13">variable de boucle </text:span>(i pour index)</text:p></draw:caption></text:p>
      <text:p text:style-name="P1"><text:tab/>i <text:s/>est une variable <text:s text:c="2"/></text:p>
      <text:p text:style-name="P1"><draw:caption text:anchor-type="paragraph" draw:z-index="11" draw:name="Forme15" draw:style-name="gr2" draw:text-style-name="P15" svg:width="9.711cm" svg:height="0.976cm" svg:x="4.808cm" svg:y="0.27cm" draw:caption-point-x="0cm" draw:caption-point-y="0.804cm"><text:p><text:s/>Est <text:span text:style-name="T13">une valeur en dure : </text:span><text:span text:style-name="T21">une constante littérale de type String</text:span></text:p></draw:caption></text:p>
      <text:p text:style-name="P1"><text:tab/>« deuche » est <text:s text:c="3"/></text:p>
      <text:p text:style-name="P1"><draw:caption text:anchor-type="paragraph" draw:z-index="12" draw:name="Forme16" draw:style-name="gr3" draw:text-style-name="P15" svg:width="9.711cm" svg:height="0.805cm" svg:x="4.808cm" svg:y="0.376cm" draw:caption-point-x="0cm" draw:caption-point-y="0.804cm"><text:p><text:s/>(Une valeur de) <text:span text:style-name="T1">paramètre</text:span> (argument)</text:p></draw:caption></text:p>
      <text:p text:style-name="P1"><text:tab/>vitesse est <text:s text:c="4"/></text:p>
      <text:p text:style-name="P3"/>
      <text:p text:style-name="P3"><text:soft-page-break/></text:p>
      <text:p text:style-name="P4">Comprendre l’opérateur d’affectation</text:p>
      <text:p text:style-name="P4"/>
      <text:p text:style-name="P3"/>
      <text:p text:style-name="P6"><text:span text:style-name="T12">var</text:span> x: <text:span text:style-name="T12">Int <text:s/>// </text:span><text:span text:style-name="T16">déclaration</text:span><text:span text:style-name="T14"> d’une variable avec son type</text:span><text:line-break/></text:p>
      <text:p text:style-name="P6">x = 2 <text:s/>// <text:span text:style-name="T13">x est un </text:span><text:span text:style-name="T15">contenant</text:span><text:span text:style-name="T13"> (</text:span><text:span text:style-name="T15">initialisation = 1ere affectation</text:span><text:span text:style-name="T13">)</text:span></text:p>
      <text:p text:style-name="P6"/>
      <text:p text:style-name="P7">x = x*2 <text:s/>// <text:span text:style-name="T2">affectation</text:span></text:p>
      <text:p text:style-name="P7"/>
      <text:p text:style-name="P13"><text:span text:style-name="T4">x à droite de l’op</text:span><text:span text:style-name="T6">érateur</text:span><text:span text:style-name="T4"> d’affectation est un</text:span><text:span text:style-name="T6">e valeur qui correspond à l’interprétation du </text:span><text:span text:style-name="T7">contenu</text:span><text:span text:style-name="T4"> </text:span><text:span text:style-name="T6">d</text:span><text:span text:style-name="T11">u contenant</text:span><text:span text:style-name="T6"> x, en </text:span><text:span text:style-name="T5">fonction de son </text:span><text:span text:style-name="T8">type. </text:span><text:span text:style-name="T10">La valeur de l’expression x*2 est évaluée </text:span><text:span text:style-name="T9">avant</text:span><text:span text:style-name="T10"> l’affectation.</text:span></text:p>
      <text:p text:style-name="P11"><draw:custom-shape text:anchor-type="paragraph" draw:z-index="16" draw:name="Forme17" draw:style-name="gr1" draw:text-style-name="P14" svg:width="17.252cm" svg:height="2.932cm" svg:x="-0.448cm" svg:y="0.413cm"><text:p/><draw:enhanced-geometry svg:viewBox="0 0 21600 21600" draw:type="rectangle" draw:enhanced-path="M 0 0 L 21600 0 21600 21600 0 21600 0 0 Z N"/></draw:custom-shape></text:p>
      <text:p text:style-name="P11"/>
      <text:p text:style-name="P12"><text:span text:style-name="T1">Donc, selon l’endroit où est utilisé une variable, cette même variable dénote, </text:span><text:span text:style-name="T3">à un instant </text:span><text:span text:style-name="T17">t,</text:span><text:span text:style-name="T1"> soit un contenant soit une valeur de contenu.</text:span></text:p>
      <text:p text:style-name="P1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livier Capuozzo</meta:initial-creator>
    <meta:creation-date>2012-03-11T22:48:01</meta:creation-date>
    <dc:date>2022-09-13T10:45:56.840947611</dc:date>
    <meta:editing-duration>PT2H35M23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194" meta:character-count="1302" meta:non-whitespace-character-count="1030"/>
  </office:meta>
</office:document-meta>
</file>